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Text_20_body">
      <style:paragraph-properties fo:text-align="justify" style:justify-single-word="false"/>
      <style:text-properties officeooo:rsid="001bb75e" officeooo:paragraph-rsid="001a713d"/>
    </style:style>
    <style:style style:name="P9" style:family="paragraph" style:parent-style-name="Heading_20_1">
      <style:paragraph-properties fo:text-align="justify" style:justify-single-word="false"/>
      <style:text-properties officeooo:rsid="001acf3c" officeooo:paragraph-rsid="001a713d"/>
    </style:style>
    <style:style style:name="T1" style:family="text">
      <style:text-properties fo:font-weight="normal" style:font-weight-asian="normal" style:font-weight-complex="normal"/>
    </style:style>
    <style:style style:name="T2" style:family="text">
      <style:text-properties officeooo:rsid="001f3f08"/>
    </style:style>
    <style:style style:name="T3" style:family="text">
      <style:text-properties fo:font-weight="bold" officeooo:rsid="00285052" style:font-weight-asian="bold" style:font-weight-complex="bold"/>
    </style:style>
    <style:style style:name="T4" style:family="text">
      <style:text-properties fo:font-weight="bold" officeooo:rsid="002a9423" style:font-weight-asian="bold" style:font-weight-complex="bold"/>
    </style:style>
    <style:style style:name="T5" style:family="text">
      <style:text-properties officeooo:rsid="0023831c"/>
    </style:style>
    <style:style style:name="T6" style:family="text">
      <style:text-properties officeooo:rsid="00263ead"/>
    </style:style>
    <style:style style:name="T7" style:family="text">
      <style:text-properties officeooo:rsid="00285052"/>
    </style:style>
    <style:style style:name="T8" style:family="text">
      <style:text-properties officeooo:rsid="0028d114"/>
    </style:style>
    <style:style style:name="T9" style:family="text">
      <style:text-properties officeooo:rsid="002a94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2">1</text:span><text:span text:style-name="T8">9</text:span></text:p>
      <text:h text:style-name="P9" text:outline-level="1">Metrics:</text:h>
      <text:p text:style-name="P2">PESI Score: <text:span text:style-name="Strong_20_Emphasis"><text:span text:style-name="T9">86</text:span></text:span> → <text:span text:style-name="Strong_20_Emphasis">Class </text:span><text:span text:style-name="Strong_20_Emphasis"><text:span text:style-name="T5">I</text:span></text:span><text:span text:style-name="Strong_20_Emphasis"><text:span text:style-name="T7">I</text:span></text:span><text:span text:style-name="Strong_20_Emphasis"><text:span text:style-name="T9">I</text:span></text:span><text:line-break/>Simplified PESI (sPESI) Score: <text:span text:style-name="Strong_20_Emphasis"><text:span text:style-name="T9">1 </text:span></text:span>→ <text:span text:style-name="T3">High</text:span><text:span text:style-name="Strong_20_Emphasis"><text:span text:style-name="T6"> Risk</text:span></text:span><text:line-break/><text:span text:style-name="T3">Intermediate-</text:span><text:span text:style-name="T4">Low</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56 years old. According to the PESI score, the age in years is added directly as points. Add 56 points.</text:p>
      <text:p text:style-name="Text_20_body">2. Male sex: The patient is male. Add 10 points.</text:p>
      <text:p text:style-name="Text_20_body">3. Cancer (any type): The patient has no cancer. Add 0 points.</text:p>
      <text:p text:style-name="Text_20_body">4. Chronic heart failure: The patient has no heart failure. Add 0 points.</text:p>
      <text:p text:style-name="Text_20_body">5. Chronic pulmonary disease: The patient has no COPD or chronic cardiopulmonary disease.</text:p>
      <text:p text:style-name="Text_20_body">Add 0 points.</text:p>
      <text:p text:style-name="Text_20_body">6. Pulse rate &gt;= 110 bpm: The patient's heart rate is 97 bpm, which is less than 110. Add 0 points.</text:p>
      <text:p text:style-name="Text_20_body">7. Systolic blood pressure &lt; 100 mmHg: The patient's SBP is 108 mmHg, which is not less than 100. Add 0 points.</text:p>
      <text:p text:style-name="Text_20_body">8. Respiratory rate &gt; 30 breaths per minute: The patient's respiratory rate is 16, which is not greater than 30. Add 0 points.</text:p>
      <text:p text:style-name="Text_20_body">9. Temperature &lt; 36ºC: The patient's temperature is 37.1ºC, which is not less than 36. Add 0 points.</text:p>
      <text:p text:style-name="Text_20_body">10. Altered mental status: The patient has no altered mental status. Add 0 points.</text:p>
      <text:p text:style-name="Text_20_body">11. Arterial oxyhaemoglobin saturation &lt; 90%: The patient's oxygen saturation is 88%, which is less than 90. <text:s/>Add 20 points.</text:p>
      <text:p text:style-name="Text_20_body"/>
      <text:p text:style-name="Text_20_body">Now, summing all points:</text:p>
      <text:p text:style-name="Text_20_body">Total PESI score = 56 + 10 + 20 = 86 points.</text:p>
      <text:p text:style-name="Text_20_body">A score of 86 points places the patient in Class III (moderate mortality risk).</text:p>
      <text:p text:style-name="Text_20_body"/>
      <text:p text:style-name="P1"/>
      <text:p text:style-name="P8"/>
      <text:p text:style-name="P3"><text:soft-page-break/>sPESI:</text:p>
      <text:p text:style-name="P5">Step-by-step calculation of the sPESI score:</text:p>
      <text:p text:style-name="P1">1. Age &gt; 80 years: The patient is 56 years old, so 0 points.</text:p>
      <text:p text:style-name="Text_20_body">2. Cancer (any type): The patient has no cancer, so 0 points.</text:p>
      <text:p text:style-name="Text_20_body">3. Chronic heart failure: The patient has no heart failure, so 0 points.</text:p>
      <text:p text:style-name="Text_20_body">4. Chronic pulmonary disease: The patient has no COPD or chronic cardiopulmonary disease, so 0 points.</text:p>
      <text:p text:style-name="Text_20_body">5. Pulse rate ≥ 110 bpm: The patient's heart rate is 97 bpm, so 0 points.</text:p>
      <text:p text:style-name="Text_20_body">6. Systolic blood pressure &lt; 100 mmHg: The patient's SBP is 108 mmHg, so 0 points.</text:p>
      <text:p text:style-name="Text_20_body">7. Arterial oxyhaemoglobin saturation &lt; 90%: The patient's oxygen saturation is 88%, which is less than 90%, so 1 point.</text:p>
      <text:p text:style-name="Text_20_body"/>
      <text:p text:style-name="Text_20_body">Summing the points: 0 + 0 + 0 + 0 + 0 + 0 + 1 = 1 point.</text:p>
      <text:p text:style-name="Text_20_body">sPESI value: 1 (High)</text:p>
      <text:p text:style-name="P1"/>
      <text:p text:style-name="P1"/>
      <text:p text:style-name="P5"/>
      <text:p text:style-name="P3">Risk of Early Mortality:</text:p>
      <text:p text:style-name="P6">Step-by-step reasoning to classify the risk of early mortality for this patient with pulmonary embolism:</text:p>
      <text:p text:style-name="P1">1. **Haemodynamic instability assessment:**</text:p>
      <text:p text:style-name="Text_20_body">- According to the guideline, haemodynamic instability is defined as cardiac arrest, obstructive shock (SBP &lt;90 mmHg or vasopressors needed to maintain SBP &gt;90 mmHg with end-organ hypoperfusion), or persistent hypotension (SBP &lt;90 mmHg or a drop &gt;40 mmHg for &gt;15 min).</text:p>
      <text:p text:style-name="Text_20_body">- Patient’s SBP is 108 mmHg, which is above 90 mmHg.</text:p>
      <text:p text:style-name="Text_20_body">- No signs of hypoperfusion or altered mental status.</text:p>
      <text:p text:style-name="Text_20_body">- Therefore, haemodynamic instability is **absent (-)**.</text:p>
      <text:p text:style-name="Text_20_body"/>
      <text:p text:style-name="Text_20_body">2. **Clinical parameters of PE severity and/or comorbidity: PESI and sPESI**</text:p>
      <text:p text:style-name="Text_20_body">- PESI value = 86, which corresponds to PESI Class III.</text:p>
      <text:p text:style-name="Text_20_body">- sPESI value = 1 (≥1 is considered positive).</text:p>
      <text:p text:style-name="Text_20_body">- Both PESI Class III and sPESI ≥1 indicate **positive (+)** clinical parameters of PE severity.</text:p>
      <text:p text:style-name="Text_20_body"/>
      <text:p text:style-name="Text_20_body"><text:soft-page-break/>3. **RV dysfunction on TTE or CTPA:**</text:p>
      <text:p text:style-name="Text_20_body">- Echocardiography parameters related to RV dysfunction are all "Not Available".</text:p>
      <text:p text:style-name="Text_20_body">- CTPA shows presence of PE but RV/LV diameter ratio and contrast reflux are "Not Available".</text:p>
      <text:p text:style-name="Text_20_body">- Since RV dysfunction cannot be confirmed or ruled out due to missing data, we **cannot definitively classify this as positive or negative**.</text:p>
      <text:p text:style-name="Text_20_body">- For safety and conservative classification, we must consider this as **unknown**.</text:p>
      <text:p text:style-name="Text_20_body">- According to instructions, if unsure, do not assume negative; however, the guideline requires presence (+) or absence (-).</text:p>
      <text:p text:style-name="Text_20_body">- Given no evidence of RV dysfunction, but no data to confirm, we must consider this as **not confirmed positive** (i.e., likely negative or unknown).</text:p>
      <text:p text:style-name="Text_20_body"/>
      <text:p text:style-name="Text_20_body">4. **Elevated cardiac troponin levels:**</text:p>
      <text:p text:style-name="Text_20_body">- Troponin is elevated ("yes").</text:p>
      <text:p text:style-name="Text_20_body">- This is a **positive (+)** marker.</text:p>
      <text:p text:style-name="Text_20_body"/>
      <text:p text:style-name="Text_20_body">5. **Summary of findings:**</text:p>
      <text:p text:style-name="Text_20_body">- Haemodynamic instability: No (-)</text:p>
      <text:p text:style-name="Text_20_body">- Clinical parameters (PESI III, sPESI ≥1): Yes (+)</text:p>
      <text:p text:style-name="Text_20_body">- RV dysfunction: Unknown / Not available (cannot confirm +)</text:p>
      <text:p text:style-name="Text_20_body">- Troponin elevated: Yes (+)</text:p>
      <text:p text:style-name="Text_20_body"/>
      <text:p text:style-name="Text_20_body">6. **Classification according to the table:**</text:p>
      <text:p text:style-name="Text_20_body">- Haemodynamic instability is absent (-), so high risk is excluded.</text:p>
      <text:p text:style-name="Text_20_body">- Clinical parameters are positive (+).</text:p>
      <text:p text:style-name="Text_20_body">- Troponin is positive (+).</text:p>
      <text:p text:style-name="Text_20_body">- RV dysfunction is unknown, but not confirmed positive.</text:p>
      <text:p text:style-name="Text_20_body">- According to the table, if haemodynamic instability is absent, clinical parameters are positive, troponin is positive, but RV dysfunction is not confirmed positive, the patient falls into the **Intermediate-low risk** category (since only one or none of RV dysfunction and troponin are positive; here troponin is positive, RV dysfunction unknown but not confirmed positive).</text:p>
      <text:p text:style-name="Text_20_body"/>
      <text:p text:style-name="Text_20_body">7. **Additional considerations:**</text:p>
      <text:p text:style-name="Text_20_body">- Creatinine clearance is low (24 mL/min), indicating renal impairment, which may increase risk but is not directly included in the classification.</text:p>
      <text:p text:style-name="Text_20_body"><text:soft-page-break/>- Oxygen saturation is low (88%), which may indicate respiratory compromise but is not part of the PESI or sPESI scoring.</text:p>
      <text:p text:style-name="Text_20_body">- Missing data on RV dysfunction limits precision, but conservative approach is to not assume positive RV dysfunction.</text:p>
      <text:p text:style-name="Text_20_body"/>
      <text:p text:style-name="Text_20_body">Risk of Early Mortality level: Intermediate-low</text:p>
      <text:p text:style-name="P3"/>
      <text:p text:style-name="P3">Recommendations:</text:p>
      <text:p text:style-name="P1">- Patient State: </text:p>
      <text:p text:style-name="Text_20_body">56-year-old male patient with confirmed pulmonary embolism (PE) on CTPA. The patient is hemodynamically stable (SBP 108 mmHg, no hypoperfusion, no altered mental status), but has intermediate-low early mortality risk (PESI Class III, sPESI = 1). Troponin is elevated, indicating myocardial injury, but echocardiographic parameters of right ventricular (RV) dysfunction are not available. Renal function is moderately impaired with creatinine clearance (CrCl) of 24 mL/min. No absolute or relative contraindications to anticoagulation or thrombolysis are present.</text:p>
      <text:p text:style-name="Text_20_body"/>
      <text:p text:style-name="Text_20_body">- Diagnosis: </text:p>
      <text:p text:style-name="Text_20_body">Confirmed intermediate-risk PE with elevated troponin and stable hemodynamics. RV dysfunction status is unknown due to unavailable echocardiographic data. The patient’s risk profile corresponds to intermediate-high risk if RV dysfunction is present, or intermediate-low risk if absent. Given the elevated troponin and intermediate PESI, close monitoring is warranted.</text:p>
      <text:p text:style-name="Text_20_body"/>
      <text:p text:style-name="Text_20_body">- Recommendations:</text:p>
      <text:p text:style-name="Text_20_body">1. **Further Diagnostic Evaluation:**</text:p>
      <text:p text:style-name="Text_20_body">- Perform transthoracic echocardiography (TTE) urgently to assess for RV dysfunction (e.g., RV/LV diameter ratio, TAPSE, McConnell sign, IVC diameter and collapsibility). This is critical to refine risk stratification and guide management. </text:p>
      <text:p text:style-name="Text_20_body">- Continuous clinical and hemodynamic monitoring during the first 48-72 hours is essential to detect early signs of hemodynamic deterioration.</text:p>
      <text:p text:style-name="Text_20_body">2. **Anticoagulation Therapy:**</text:p>
      <text:p text:style-name="Text_20_body">- Initiate anticoagulation immediately if not already started. </text:p>
      <text:p text:style-name="Text_20_body">- Given the patient’s moderate renal impairment (CrCl 24 mL/min), **unfractionated heparin (UFH)** is preferred over low-molecular-weight heparin (LMWH) or fondaparinux due to better controllability and safety in renal dysfunction (Class I, Level A). </text:p>
      <text:p text:style-name="Text_20_body">- UFH dosing should be adjusted according to activated partial thromboplastin time (aPTT) to maintain therapeutic anticoagulation. </text:p>
      <text:p text:style-name="Text_20_body"><text:soft-page-break/>- Avoid direct oral anticoagulants (NOACs) initially, as their use is not recommended in patients with CrCl &lt;30 mL/min. </text:p>
      <text:p text:style-name="Text_20_body">- After stabilization and improvement in renal function (if possible), transition to oral anticoagulation can be considered, preferably with vitamin K antagonists (VKAs) overlapping with parenteral anticoagulation until INR is therapeutic (2.0-3.0).</text:p>
      <text:p text:style-name="Text_20_body">3. **Reperfusion Therapy:**</text:p>
      <text:p text:style-name="Text_20_body">- Routine systemic thrombolysis is **not recommended** in this intermediate-risk, hemodynamically stable patient due to the high bleeding risk and lack of clear mortality benefit (Class III, Level B). </text:p>
      <text:p text:style-name="Text_20_body">- Reserve rescue thrombolytic therapy, surgical embolectomy, or catheter-directed reperfusion for patients who develop hemodynamic instability or clinical deterioration despite anticoagulation (Class I, Level B for rescue thrombolysis). </text:p>
      <text:p text:style-name="Text_20_body">- Given no absolute or relative contraindications to thrombolysis currently, these options remain available if clinical status worsens.</text:p>
      <text:p text:style-name="Text_20_body">4. **Supportive Care and Monitoring:**</text:p>
      <text:p text:style-name="Text_20_body">- Hospitalize the patient for close observation given intermediate risk and elevated troponin. </text:p>
      <text:p text:style-name="Text_20_body">- Monitor oxygen saturation and provide supplemental oxygen as needed to maintain saturation &gt;90%. </text:p>
      <text:p text:style-name="Text_20_body">- Monitor renal function and adjust anticoagulation accordingly. </text:p>
      <text:p text:style-name="Text_20_body">- Monitor for bleeding complications given anticoagulation and renal impairment.</text:p>
      <text:p text:style-name="Text_20_body"/>
      <text:p text:style-name="Text_20_body">- Summary: </text:p>
      <text:p text:style-name="Text_20_body">This 56-year-old male with confirmed intermediate-risk PE and elevated troponin but stable hemodynamics requires immediate anticoagulation with UFH due to moderate renal impairment (CrCl 24 mL/min). Echocardiographic assessment of RV function is urgently needed to refine risk stratification. Routine systemic thrombolysis is contraindicated at this stage; reperfusion therapies should be reserved for clinical deterioration. Hospitalization with close monitoring for early signs of hemodynamic compromise is mandatory. Transition to oral anticoagulation (preferably VKA) can be considered once stable and renal function permits. This approach balances efficacy and safety, minimizing bleeding risk while addressing the patient’s elevated risk profile.</text:p>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09:26:25.708000000</dc:date>
    <meta:editing-duration>PT2H35M30S</meta:editing-duration>
    <meta:editing-cycles>14</meta:editing-cycles>
    <meta:generator>LibreOffice/7.6.2.1$Windows_X86_64 LibreOffice_project/56f7684011345957bbf33a7ee678afaf4d2ba333</meta:generator>
    <meta:document-statistic meta:table-count="0" meta:image-count="0" meta:object-count="0" meta:page-count="5" meta:paragraph-count="94" meta:word-count="1388" meta:character-count="9077" meta:non-whitespace-character-count="7768"/>
  </office:meta>
</office:document-meta>
</file>